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field="urn:openoffice:names:experimental:ooo-ms-interop:xmlns:field:1.0" xmlns:text="urn:oasis:names:tc:opendocument:xmlns:text:1.0" xmlns:style="urn:oasis:names:tc:opendocument:xmlns:style:1.0" xmlns:meta="urn:oasis:names:tc:opendocument:xmlns:meta:1.0" xmlns:xlink="http://www.w3.org/1999/xlink" xmlns:css3t="http://www.w3.org/TR/css3-text/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office="urn:oasis:names:tc:opendocument:xmlns:office:1.0" xmlns:formx="urn:openoffice:names:experimental:ooxml-odf-interop:xmlns:form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" svg:font-family="Times"/>
    <style:font-face style:name="DejaVu Sans1" svg:font-family="'DejaVu Sans'" style:font-pitch="variable"/>
    <style:font-face style:name="Liberation Serif" svg:font-family="'Liberation Serif'" style:font-pitch="variable"/>
    <style:font-face style:name="Times1" svg:font-family="Time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5cm" svg:stroke-color="#ff0000" draw:stroke-linejoin="miter" svg:stroke-linecap="butt" draw:fill="none" fo:padding-top="0.052cm" fo:padding-bottom="0.052cm" fo:padding-left="0.052cm" fo:padding-right="0.052cm"/>
    </style:style>
    <style:style style:name="gr2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094cm" fo:min-width="1.47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423cm" svg:stroke-color="#000000" draw:stroke-linejoin="miter" svg:stroke-linecap="butt" draw:fill="none" fo:padding-top="0.211cm" fo:padding-bottom="0.211cm" fo:padding-left="0.211cm" fo:padding-right="0.211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114cm" fo:min-width="1.97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141cm" svg:stroke-color="#000000" draw:stroke-linejoin="miter" svg:stroke-linecap="butt" draw:fill="none" fo:padding-top="0.07cm" fo:padding-bottom="0.07cm" fo:padding-left="0.07cm" fo:padding-right="0.07cm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="solid" draw:fill-color="#ffbf00" fo:padding-top="0.017cm" fo:padding-bottom="0.017cm" fo:padding-left="0.017cm" fo:padding-right="0.017cm"/>
    </style:style>
    <style:style style:name="gr8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094cm" fo:min-width="2.80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094cm" fo:min-width="3.1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.458cm" svg:stroke-color="#000000" draw:stroke-linejoin="miter" svg:stroke-linecap="butt" draw:fill="none" fo:padding-top="0.229cm" fo:padding-bottom="0.229cm" fo:padding-left="0.229cm" fo:padding-right="0.229cm"/>
    </style:style>
    <style:style style:name="gr11" style:family="graphic" style:parent-style-name="standard">
      <style:graphic-properties draw:stroke="none" draw:fill="solid" draw:fill-color="#000000"/>
    </style:style>
    <style:style style:name="gr12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1.094cm" fo:min-width="3.29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094cm" fo:min-width="4.44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094cm" fo:min-width="3.89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solid" draw:fill-color="#bbe33d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094cm" fo:min-width="1.97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719cm" fo:min-width="1.97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solid" draw:fill-color="#ffff00"/>
    </style:style>
    <style:style style:name="gr19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1.195cm" fo:min-width="3.29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solid" svg:stroke-width="0.282cm" svg:stroke-color="#000000" draw:stroke-linejoin="miter" svg:stroke-linecap="butt" draw:fill="none" fo:padding-top="0.141cm" fo:padding-bottom="0.141cm" fo:padding-left="0.141cm" fo:padding-right="0.141cm"/>
    </style:style>
    <style:style style:name="gr21" style:family="graphic" style:parent-style-name="standard">
      <style:graphic-properties draw:stroke="none" draw:fill="solid" draw:fill-color="#ffd200"/>
    </style:style>
    <style:style style:name="gr22" style:family="graphic" style:parent-style-name="standard">
      <style:graphic-properties draw:stroke="solid" svg:stroke-width="0.035cm" svg:stroke-color="#000000" draw:stroke-linejoin="miter" svg:stroke-linecap="butt" draw:fill="solid" draw:fill-color="#ffff00" fo:padding-top="0.017cm" fo:padding-bottom="0.017cm" fo:padding-left="0.017cm" fo:padding-right="0.017cm"/>
    </style:style>
    <style:style style:name="gr23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1.195cm" fo:min-width="2.80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solid" svg:stroke-width="0.317cm" svg:stroke-color="#000000" draw:stroke-linejoin="miter" svg:stroke-linecap="butt" draw:fill="none" fo:padding-top="0.158cm" fo:padding-bottom="0.158cm" fo:padding-left="0.158cm" fo:padding-right="0.158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094cm" fo:min-width="2.24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1.094cm" fo:min-width="2.80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094cm" fo:min-width="1.20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solid" svg:stroke-width="0.176cm" svg:stroke-color="#000000" draw:stroke-linejoin="miter" svg:stroke-linecap="butt" draw:fill="none" fo:padding-top="0.088cm" fo:padding-bottom="0.088cm" fo:padding-left="0.088cm" fo:padding-right="0.088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0.71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1.094cm" fo:min-width="2.13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solid" svg:stroke-width="0.105cm" svg:stroke-color="#000000" draw:stroke-linejoin="miter" svg:stroke-linecap="butt" draw:fill="none" fo:padding-top="0.052cm" fo:padding-bottom="0.052cm" fo:padding-left="0.052cm" fo:padding-right="0.052cm"/>
    </style:style>
    <style:style style:name="gr32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1.094cm" fo:min-width="2.30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solid" svg:stroke-color="#000000" draw:fill="solid" draw:fill-color="#bbe33d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094cm" fo:min-width="2.19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1.094cm" fo:min-width="1.42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solid" svg:stroke-width="0.246cm" svg:stroke-color="#000000" draw:stroke-linejoin="miter" svg:stroke-linecap="butt" draw:fill="none" fo:padding-top="0.123cm" fo:padding-bottom="0.123cm" fo:padding-left="0.123cm" fo:padding-right="0.123cm"/>
    </style:style>
    <style:style style:name="gr37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1.397cm" fo:min-width="2.801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dash" draw:stroke-dash="stroke-dash28" svg:stroke-width="0.105cm" svg:stroke-color="#000000" draw:stroke-linejoin="miter" svg:stroke-linecap="butt" draw:fill="none" fo:padding-top="0.052cm" fo:padding-bottom="0.052cm" fo:padding-left="0.052cm" fo:padding-right="0.052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.094cm" fo:min-width="4.379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197cm" fo:min-width="2.80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style:font-name="Liberation Serif1" fo:font-size="28pt" fo:font-weight="bold" style:font-size-asian="22pt" style:font-size-complex="22pt"/>
    </style:style>
    <style:style style:name="P4" style:family="paragraph">
      <loext:graphic-properties draw:fill="solid" draw:fill-color="#ffbf00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solid" draw:fill-color="#ffffff"/>
      <style:paragraph-properties fo:text-align="center" style:writing-mode="lr-tb"/>
      <style:text-properties fo:font-size="28pt" style:font-size-asian="20pt" style:font-size-complex="20pt"/>
    </style:style>
    <style:style style:name="P7" style:family="paragraph">
      <loext:graphic-properties draw:fill="none"/>
      <style:paragraph-properties fo:text-align="start" style:writing-mode="lr-tb"/>
      <style:text-properties style:font-name="Liberation Serif1" fo:font-size="28pt" fo:font-weight="bold" style:font-size-asian="22pt" style:font-weight-asian="bold" style:font-size-complex="22pt" style:font-weight-complex="bold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1" fo:font-size="28pt" fo:font-weight="bold" style:font-size-asian="20pt" style:font-weight-asian="bold" style:font-size-complex="20pt" style:font-weight-complex="bold"/>
    </style:style>
    <style:style style:name="P10" style:family="paragraph">
      <loext:graphic-properties draw:fill="solid" draw:fill-color="#ffffff"/>
      <style:paragraph-properties fo:text-align="start" style:writing-mode="lr-tb"/>
      <style:text-properties style:font-name="Liberation Serif1" fo:font-size="28pt" style:font-size-asian="32pt" style:font-size-complex="32pt"/>
    </style:style>
    <style:style style:name="P11" style:family="paragraph">
      <loext:graphic-properties draw:fill="solid" draw:fill-color="#ffffff"/>
      <style:paragraph-properties fo:text-align="start" style:writing-mode="lr-tb"/>
      <style:text-properties style:font-name="Liberation Serif1" fo:font-size="28pt" style:font-size-asian="22pt" style:font-size-complex="22pt"/>
    </style:style>
    <style:style style:name="P12" style:family="paragraph">
      <loext:graphic-properties draw:fill="solid" draw:fill-color="#bbe33d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/>
      <style:paragraph-properties fo:text-align="start" style:writing-mode="lr-tb"/>
      <style:text-properties style:font-name="Liberation Serif1" fo:font-size="28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15" style:family="paragraph">
      <loext:graphic-properties draw:fill="solid" draw:fill-color="#ffff00"/>
    </style:style>
    <style:style style:name="P16" style:family="paragraph">
      <loext:graphic-properties draw:fill="solid" draw:fill-color="#ffffff"/>
      <style:paragraph-properties fo:text-align="start" style:writing-mode="lr-tb"/>
      <style:text-properties fo:font-size="28pt" style:font-size-asian="20pt" style:font-size-complex="20pt"/>
    </style:style>
    <style:style style:name="P17" style:family="paragraph">
      <loext:graphic-properties draw:fill="solid" draw:fill-color="#ffd200"/>
    </style:style>
    <style:style style:name="P18" style:family="paragraph">
      <loext:graphic-properties draw:fill="none"/>
      <style:paragraph-properties fo:text-align="start" style:writing-mode="lr-tb"/>
      <style:text-properties style:font-name="Liberation Serif1" fo:font-size="28pt" fo:font-weight="bold" style:font-size-asian="20pt" style:font-size-complex="20pt"/>
    </style:style>
    <style:style style:name="P19" style:family="paragraph">
      <loext:graphic-properties draw:fill="none"/>
      <style:paragraph-properties style:writing-mode="lr-tb"/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P20" style:family="paragraph">
      <loext:graphic-properties draw:fill="none"/>
      <style:paragraph-properties fo:text-align="start" style:writing-mode="lr-tb"/>
      <style:text-properties fo:font-size="28pt" fo:font-weight="bold" style:font-size-asian="20pt" style:font-size-complex="20pt"/>
    </style:style>
    <style:style style:name="P21" style:family="paragraph">
      <loext:graphic-properties draw:fill="solid" draw:fill-color="#ffffff"/>
      <style:paragraph-properties fo:text-align="start" style:writing-mode="lr-tb"/>
      <style:text-properties fo:font-size="28pt" style:font-size-asian="28pt" style:font-size-complex="28pt"/>
    </style:style>
    <style:style style:name="P22" style:family="paragraph">
      <loext:graphic-properties draw:fill="none"/>
      <style:text-properties fo:font-size="28pt"/>
    </style:style>
    <style:style style:name="T1" style:family="text">
      <style:text-properties fo:color="#000000" style:font-name="Liberation Serif1" fo:font-size="28pt" fo:font-weight="bold" style:font-size-asian="22pt" style:font-name-complex="Times" style:font-size-complex="22pt"/>
    </style:style>
    <style:style style:name="T2" style:family="text">
      <style:text-properties fo:color="#000000" style:text-position="0% 100%" style:font-name="Liberation Serif1" fo:font-size="28pt" fo:font-weight="bold" style:font-size-asian="22pt" style:font-name-complex="Times" style:font-size-complex="22pt"/>
    </style:style>
    <style:style style:name="T3" style:family="text">
      <style:text-properties fo:color="#000000" style:font-name="Liberation Serif1" fo:font-size="28pt" style:font-size-asian="22pt" style:font-name-complex="Times" style:font-size-complex="22pt"/>
    </style:style>
    <style:style style:name="T4" style:family="text">
      <style:text-properties fo:color="#000000" style:font-name="Liberation Serif1" fo:font-size="28pt" fo:font-weight="bold" style:font-size-asian="22pt" style:font-weight-asian="bold" style:font-name-complex="Times" style:font-size-complex="22pt" style:font-weight-complex="bold"/>
    </style:style>
    <style:style style:name="T5" style:family="text">
      <style:text-properties fo:color="#000000" style:text-position="0% 100%" style:font-name="Liberation Serif1" fo:font-size="28pt" fo:font-weight="bold" style:font-size-asian="22pt" style:font-weight-asian="bold" style:font-name-complex="Times" style:font-size-complex="22pt" style:font-weight-complex="bold"/>
    </style:style>
    <style:style style:name="T6" style:family="text">
      <style:text-properties fo:color="#000000" style:font-name="Liberation Serif1" fo:font-size="28pt" fo:font-weight="bold" style:font-size-asian="20pt" style:font-weight-asian="bold" style:font-name-complex="Times" style:font-size-complex="20pt" style:font-weight-complex="bold"/>
    </style:style>
    <style:style style:name="T7" style:family="text">
      <style:text-properties fo:color="#000000" style:text-position="0% 100%" style:font-name="Liberation Serif1" fo:font-size="28pt" fo:font-weight="bold" style:font-size-asian="20pt" style:font-weight-asian="bold" style:font-name-complex="Times" style:font-size-complex="20pt" style:font-weight-complex="bold"/>
    </style:style>
    <style:style style:name="T8" style:family="text">
      <style:text-properties fo:color="#000000" style:font-name="Liberation Serif1" fo:font-size="28pt" style:font-size-asian="32pt" style:font-name-complex="Times" style:font-size-complex="32pt"/>
    </style:style>
    <style:style style:name="T9" style:family="text">
      <style:text-properties fo:color="#000000" style:font-name="Liberation Serif1" fo:font-size="28pt" fo:font-style="normal" fo:font-weight="bold" style:font-size-asian="22pt" style:font-style-asian="normal" style:font-weight-asian="bold" style:font-name-complex="Times" style:font-size-complex="22pt" style:font-style-complex="normal" style:font-weight-complex="bold"/>
    </style:style>
    <style:style style:name="T10" style:family="text">
      <style:text-properties fo:color="#000000" style:text-position="0% 100%" style:font-name="Liberation Serif1" fo:font-size="28pt" fo:font-style="normal" fo:font-weight="bold" style:font-size-asian="22pt" style:font-style-asian="normal" style:font-weight-asian="bold" style:font-name-complex="Times" style:font-size-complex="22pt" style:font-style-complex="normal" style:font-weight-complex="bold"/>
    </style:style>
    <style:style style:name="T11" style:family="text">
      <style:text-properties fo:color="#000000" style:font-name="Times" fo:font-size="28pt" style:font-size-asian="20pt" style:font-name-complex="Times" style:font-size-complex="20pt"/>
    </style:style>
    <style:style style:name="T12" style:family="text">
      <style:text-properties fo:color="#000000" style:font-name="Liberation Serif1" fo:font-size="28pt" fo:font-weight="bold" style:font-size-asian="20pt" style:font-name-complex="Times" style:font-size-complex="20pt"/>
    </style:style>
    <style:style style:name="T13" style:family="text">
      <style:text-properties fo:color="#000000" style:font-name="Liberation Serif1" fo:font-size="28pt" fo:font-weight="bold" style:font-size-asian="28pt" style:font-weight-asian="bold" style:font-name-complex="Times" style:font-size-complex="28pt" style:font-weight-complex="bold"/>
    </style:style>
    <style:style style:name="T14" style:family="text">
      <style:text-properties fo:color="#000000" style:text-position="0% 100%" style:font-name="Liberation Serif1" fo:font-size="28pt" fo:font-weight="bold" style:font-size-asian="28pt" style:font-weight-asian="bold" style:font-name-complex="Times" style:font-size-complex="28pt" style:font-weight-complex="bold"/>
    </style:style>
    <style:style style:name="T15" style:family="text">
      <style:text-properties fo:color="#000000" style:font-name="Times" fo:font-size="28pt" fo:font-weight="bold" style:font-size-asian="20pt" style:font-name-complex="Times" style:font-size-complex="20pt"/>
    </style:style>
    <style:style style:name="T16" style:family="text">
      <style:text-properties fo:color="#000000" style:font-name="Times" fo:font-size="28pt" style:font-size-asian="28pt" style:font-name-complex="Times" style:font-size-complex="28pt"/>
    </style:style>
    <style:style style:name="T17" style:family="text">
      <style:text-properties fo:color="#000000" style:font-name="Times" fo:font-size="28pt" style:font-size-asian="22pt" style:font-name-complex="Times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.232cm" svg:height="1.512cm" svg:x="19.624cm" svg:y="31.314cm" svg:viewBox="0 0 2233 1513" svg:d="M2233 757c0-417-500-757-1117-757s-1116 340-1116 757c0 418 499 756 1116 756s1117-338 1117-756z">
          <text:p/>
        </draw:path>
        <draw:path draw:style-name="gr2" draw:text-style-name="P1" draw:layer="layout" svg:width="2.736cm" svg:height="1.512cm" svg:x="8.004cm" svg:y="32.866cm" svg:viewBox="0 0 2737 1513" svg:d="M2737 756c0-418-612-756-1368-756-757 0-1369 338-1369 756 0 417 612 757 1369 757 756 0 1368-340 1368-757z">
          <text:p/>
        </draw:path>
        <draw:frame draw:style-name="gr3" draw:text-style-name="P3" draw:layer="layout" svg:width="1.479cm" svg:height="1.094cm" svg:x="20.029cm" svg:y="31.465cm">
          <draw:text-box>
            <text:p text:style-name="P2"><text:span text:style-name="T1">NO</text:span></text:p>
          </draw:text-box>
        </draw:frame>
        <draw:path draw:style-name="gr4" draw:text-style-name="P1" draw:layer="layout" svg:width="0.702cm" svg:height="8.353cm" draw:transform="skewX (0.256737932968366) rotate (-1.16012035380063) translate (19.4016040465754cm 31.4180921374938cm)" svg:viewBox="0 0 703 8354" svg:d="M703 0c-241 878-478 1987-605 3240-131 1269-131 1828 0 3098 74 726 184 1405 310 2016">
          <text:p/>
        </draw:path>
        <draw:polygon draw:style-name="gr4" draw:text-style-name="P1" draw:layer="layout" svg:width="0.534cm" svg:height="0.514cm" draw:transform="rotate (-1.71443692423403) translate (11.3735735552833cm 32.9625385422783cm)" svg:viewBox="0 0 535 515" draw:points="535,0 513,512 0,515">
          <text:p/>
        </draw:polygon>
        <draw:frame draw:style-name="gr5" draw:text-style-name="P3" draw:layer="layout" svg:width="1.974cm" svg:height="1.114cm" svg:x="8.366cm" svg:y="33.12cm">
          <draw:text-box>
            <text:p text:style-name="P2"><text:span text:style-name="T1">NO</text:span><text:span text:style-name="T2">2</text:span></text:p>
          </draw:text-box>
        </draw:frame>
        <draw:path draw:style-name="gr6" draw:text-style-name="P1" draw:layer="layout" svg:width="2.087cm" svg:height="7.235cm" draw:transform="skewX (0.644899158611905) rotate (-0.74508105767638) translate (19.4998064597924cm 32.3514618211258cm)" svg:viewBox="0 0 2088 7236" svg:d="M0 7236c693-836 1337-1765 1690-2675 531-1370 531-1790 0-3165-177-462-446-935-743-1396">
          <text:p/>
        </draw:path>
        <draw:polygon draw:style-name="gr6" draw:text-style-name="P1" draw:layer="layout" svg:width="0.252cm" svg:height="0.373cm" draw:transform="rotate (-1.24703775054995) translate (20.3302000305003cm 32.8630554509611cm)" svg:viewBox="0 0 253 374" draw:points="25,374 0,0 253,277">
          <text:p/>
        </draw:polygon>
        <draw:path draw:style-name="gr7" draw:text-style-name="P4" draw:layer="layout" svg:width="3.902cm" svg:height="1.512cm" svg:x="8.869cm" svg:y="0.144cm" svg:viewBox="0 0 3903 1513" svg:d="M3903 757c0-419-874-757-1951-757-1079 0-1952 338-1952 757 0 417 873 756 1952 756 1077 0 1951-339 1951-756z">
          <text:p/>
        </draw:path>
        <draw:path draw:style-name="gr2" draw:text-style-name="P1" draw:layer="layout" svg:width="3.902cm" svg:height="1.512cm" svg:x="8.869cm" svg:y="0.144cm" svg:viewBox="0 0 3903 1513" svg:d="M3903 757c0-419-874-757-1951-757-1079 0-1952 338-1952 757 0 417 873 756 1952 756 1077 0 1951-339 1951-756z">
          <text:p/>
        </draw:path>
        <draw:frame draw:style-name="gr8" draw:text-style-name="P6" draw:layer="layout" svg:width="2.801cm" svg:height="1.094cm" svg:x="13.493cm" svg:y="31.698cm">
          <draw:text-box>
            <text:p text:style-name="P5"><text:span text:style-name="T3"><text:s/></text:span><text:span text:style-name="T3">98.5%</text:span></text:p>
          </draw:text-box>
        </draw:frame>
        <draw:path draw:style-name="gr2" draw:text-style-name="P1" draw:layer="layout" svg:width="3.902cm" svg:height="1.512cm" svg:x="8.802cm" svg:y="4.497cm" svg:viewBox="0 0 3903 1513" svg:d="M3903 757c0-418-874-757-1951-757-1079 0-1952 339-1952 757 0 417 873 756 1952 756 1077 0 1951-339 1951-756z">
          <text:p/>
        </draw:path>
        <draw:frame draw:style-name="gr9" draw:text-style-name="P7" draw:layer="layout" svg:width="3.18cm" svg:height="1.094cm" svg:x="9.169cm" svg:y="0.381cm">
          <draw:text-box>
            <text:p text:style-name="P2"><text:span text:style-name="T4">C</text:span><text:span text:style-name="T5">5</text:span><text:span text:style-name="T4">H</text:span><text:span text:style-name="T5">5</text:span><text:span text:style-name="T4">N</text:span></text:p>
          </draw:text-box>
        </draw:frame>
        <draw:path draw:style-name="gr10" draw:text-style-name="P1" draw:layer="layout" svg:width="0cm" svg:height="2.254cm" svg:x="10.82cm" svg:y="1.655cm" svg:viewBox="0 0 0 2255" svg:d="M0 0c0 651 0 1522 0 2255">
          <text:p/>
        </draw:path>
        <draw:polygon draw:style-name="gr11" draw:text-style-name="P8" draw:layer="layout" svg:width="0.802cm" svg:height="0.473cm" draw:transform="rotate (-3.14159265358979) translate (11.222cm 4.164cm)" svg:viewBox="0 0 803 474" draw:points="0,0 402,474 803,0">
          <text:p/>
        </draw:polygon>
        <draw:polygon draw:style-name="gr10" draw:text-style-name="P1" draw:layer="layout" svg:width="0.886cm" svg:height="0.353cm" svg:x="10.292cm" svg:y="4.064cm" svg:viewBox="0 0 887 354" draw:points="887,0 443,354 0,0">
          <text:p/>
        </draw:polygon>
        <draw:frame draw:style-name="gr9" draw:text-style-name="P9" draw:layer="layout" svg:width="3.18cm" svg:height="1.094cm" svg:x="9.128cm" svg:y="4.699cm">
          <draw:text-box>
            <text:p text:style-name="P2"><text:span text:style-name="T6">C</text:span><text:span text:style-name="T7">5</text:span><text:span text:style-name="T6">H</text:span><text:span text:style-name="T7">4</text:span><text:span text:style-name="T6">N</text:span></text:p>
          </draw:text-box>
        </draw:frame>
        <draw:path draw:style-name="gr2" draw:text-style-name="P1" draw:layer="layout" svg:width="4.952cm" svg:height="1.766cm" svg:x="11.206cm" svg:y="9.509cm" svg:viewBox="0 0 4953 1767" svg:d="M4953 884c0-488-1109-884-2476-884-1368 0-2477 396-2477 884s1109 883 2477 883c1367 0 2476-395 2476-883z">
          <text:p/>
        </draw:path>
        <draw:frame draw:style-name="gr12" draw:text-style-name="P10" draw:layer="layout" svg:width="3.296cm" svg:height="1.094cm" svg:x="9.528cm" svg:y="2.259cm">
          <draw:text-box>
            <text:p text:style-name="P2"><text:span text:style-name="T8"><text:s/></text:span><text:span text:style-name="T8">100.0%</text:span></text:p>
          </draw:text-box>
        </draw:frame>
        <draw:path draw:style-name="gr10" draw:text-style-name="P1" draw:layer="layout" svg:width="2.28cm" svg:height="3.161cm" svg:x="11.438cm" svg:y="5.955cm" svg:viewBox="0 0 2281 3162" svg:d="M0 0c232 259 483 553 698 837 585 772 605 1070 1191 1841 123 161 257 325 392 484">
          <text:p/>
        </draw:path>
        <draw:polygon draw:style-name="gr11" draw:text-style-name="P8" draw:layer="layout" svg:width="0.582cm" svg:height="0.553cm" svg:x="13.517cm" svg:y="8.817cm" svg:viewBox="0 0 583 554" draw:points="583,0 535,533 0,554">
          <text:p/>
        </draw:polygon>
        <draw:polygon draw:style-name="gr10" draw:text-style-name="P1" draw:layer="layout" svg:width="0.582cm" svg:height="0.553cm" draw:transform="rotate (-0.271573231610319) translate (13.5499696420122cm 8.79509205345859cm)" svg:viewBox="0 0 583 554" draw:points="583,0 535,533 0,554">
          <text:p/>
        </draw:polygon>
        <draw:frame draw:style-name="gr13" draw:text-style-name="P7" draw:layer="layout" svg:width="4.441cm" svg:height="1.094cm" svg:x="11.411cm" svg:y="9.881cm">
          <draw:text-box>
            <text:p text:style-name="P2"><text:span text:style-name="T4">C</text:span><text:span text:style-name="T5">5</text:span><text:span text:style-name="T4">H</text:span><text:span text:style-name="T5">4</text:span><text:span text:style-name="T4">NO</text:span><text:span text:style-name="T5">2</text:span></text:p>
          </draw:text-box>
        </draw:frame>
        <draw:path draw:style-name="gr2" draw:text-style-name="P1" draw:layer="layout" svg:width="4.594cm" svg:height="1.65cm" svg:x="6.284cm" svg:y="9.498cm" svg:viewBox="0 0 4595 1651" svg:d="M4595 826c0-456-1029-826-2297-826-1269 0-2298 370-2298 826s1029 825 2298 825c1268 0 2297-369 2297-825z">
          <text:p/>
        </draw:path>
        <draw:frame draw:style-name="gr12" draw:text-style-name="P11" draw:layer="layout" svg:width="3.296cm" svg:height="1.094cm" svg:x="11.239cm" svg:y="6.704cm">
          <draw:text-box>
            <text:p text:style-name="P2"><text:span text:style-name="T3"><text:s/></text:span><text:span text:style-name="T3">100.0%</text:span></text:p>
          </draw:text-box>
        </draw:frame>
        <draw:path draw:style-name="gr10" draw:text-style-name="P1" draw:layer="layout" svg:width="1.008cm" svg:height="2.77cm" svg:x="9.126cm" svg:y="5.965cm" svg:viewBox="0 0 1009 2771" svg:d="M1009 0c-162 232-323 495-439 762-276 630-456 1387-570 2009">
          <text:p/>
        </draw:path>
        <draw:polygon draw:style-name="gr11" draw:text-style-name="P8" draw:layer="layout" svg:width="0.788cm" svg:height="0.422cm" svg:x="8.639cm" svg:y="8.821cm" svg:viewBox="0 0 789 423" draw:points="789,152 329,423 0,0">
          <text:p/>
        </draw:polygon>
        <draw:polygon draw:style-name="gr10" draw:text-style-name="P1" draw:layer="layout" svg:width="0.788cm" svg:height="0.422cm" svg:x="8.639cm" svg:y="8.821cm" svg:viewBox="0 0 789 423" draw:points="789,152 329,423 0,0">
          <text:p/>
        </draw:polygon>
        <draw:frame draw:style-name="gr14" draw:text-style-name="P9" draw:layer="layout" svg:width="3.891cm" svg:height="1.094cm" svg:x="6.587cm" svg:y="9.781cm">
          <draw:text-box>
            <text:p text:style-name="P2"><text:span text:style-name="T6">C</text:span><text:span text:style-name="T7">4</text:span><text:span text:style-name="T6">H</text:span><text:span text:style-name="T7">4</text:span><text:span text:style-name="T6">CN</text:span></text:p>
          </draw:text-box>
        </draw:frame>
        <draw:path draw:style-name="gr15" draw:text-style-name="P12" draw:layer="layout" svg:width="2.736cm" svg:height="1.512cm" svg:x="25.468cm" svg:y="0.144cm" svg:viewBox="0 0 2737 1513" svg:d="M2737 757c0-419-612-757-1368-757s-1369 338-1369 757c0 417 613 756 1369 756s1368-339 1368-756z">
          <text:p/>
        </draw:path>
        <draw:path draw:style-name="gr2" draw:text-style-name="P13" draw:layer="layout" svg:width="2.736cm" svg:height="1.512cm" svg:x="25.468cm" svg:y="0.144cm" svg:viewBox="0 0 2737 1513" svg:d="M2737 757c0-419-612-757-1368-757s-1369 338-1369 757c0 417 613 756 1369 756s1368-339 1368-756z">
          <text:p/>
        </draw:path>
        <draw:frame draw:style-name="gr12" draw:text-style-name="P11" draw:layer="layout" svg:width="3.296cm" svg:height="1.094cm" svg:x="7.391cm" svg:y="6.752cm">
          <draw:text-box>
            <text:p text:style-name="P2"><text:span text:style-name="T3"><text:s/></text:span><text:span text:style-name="T3">100.0%</text:span></text:p>
          </draw:text-box>
        </draw:frame>
        <draw:path draw:style-name="gr2" draw:text-style-name="P1" draw:layer="layout" svg:width="2.736cm" svg:height="1.512cm" svg:x="25.475cm" svg:y="18.386cm" svg:viewBox="0 0 2737 1513" svg:d="M2737 757c0-418-612-757-1368-757s-1369 339-1369 757c0 417 613 756 1369 756s1368-339 1368-756z">
          <text:p/>
        </draw:path>
        <draw:frame draw:style-name="gr16" draw:text-style-name="P14" draw:layer="layout" svg:width="1.974cm" svg:height="1.094cm" svg:x="25.838cm" svg:y="0.481cm">
          <draw:text-box>
            <text:p text:style-name="P2"><text:span text:style-name="T9">NH</text:span><text:span text:style-name="T10">3</text:span></text:p>
          </draw:text-box>
        </draw:frame>
        <draw:path draw:style-name="gr10" draw:text-style-name="P1" draw:layer="layout" svg:width="0cm" svg:height="16.099cm" svg:x="26.836cm" svg:y="1.653cm" svg:viewBox="0 0 0 16100" svg:d="M0 0c0 683 0 1751 0 2676v11095c0 780 0 1662 0 2329">
          <text:p/>
        </draw:path>
        <draw:polygon draw:style-name="gr11" draw:text-style-name="P8" draw:layer="layout" svg:width="0.802cm" svg:height="0.353cm" svg:x="26.442cm" svg:y="17.835cm" svg:viewBox="0 0 803 354" draw:points="803,0 401,354 0,0">
          <text:p/>
        </draw:polygon>
        <draw:polygon draw:style-name="gr10" draw:text-style-name="P1" draw:layer="layout" svg:width="0.802cm" svg:height="0.353cm" svg:x="26.442cm" svg:y="17.835cm" svg:viewBox="0 0 803 354" draw:points="803,0 401,354 0,0">
          <text:p/>
        </draw:polygon>
        <draw:frame draw:style-name="gr17" draw:text-style-name="P3" draw:layer="layout" svg:width="1.974cm" svg:height="1.719cm" svg:x="25.872cm" svg:y="18.603cm">
          <draw:text-box>
            <text:p text:style-name="P2"><text:span text:style-name="T1">NH</text:span><text:span text:style-name="T2">2</text:span></text:p>
          </draw:text-box>
        </draw:frame>
        <draw:path draw:style-name="gr18" draw:text-style-name="P15" draw:layer="layout" svg:width="2.233cm" svg:height="1.512cm" svg:x="22.34cm" svg:y="24.228cm" svg:viewBox="0 0 2234 1513" svg:d="M2234 756c0-417-500-756-1117-756s-1117 339-1117 756c0 418 500 757 1117 757s1117-339 1117-757z">
          <text:p/>
        </draw:path>
        <draw:path draw:style-name="gr2" draw:text-style-name="P1" draw:layer="layout" svg:width="2.233cm" svg:height="1.512cm" svg:x="22.34cm" svg:y="24.228cm" svg:viewBox="0 0 2234 1513" svg:d="M2234 756c0-417-500-756-1117-756s-1117 339-1117 756c0 418 500 757 1117 757s1117-339 1117-757z">
          <text:p/>
        </draw:path>
        <draw:frame draw:style-name="gr19" draw:text-style-name="P16" draw:layer="layout" svg:width="3.296cm" svg:height="1.195cm" svg:x="25.13cm" svg:y="10.26cm">
          <draw:text-box>
            <text:p text:style-name="P2"><text:span text:style-name="T11"><text:s/></text:span><text:span text:style-name="T3">100.0%</text:span></text:p>
          </draw:text-box>
        </draw:frame>
        <draw:path draw:style-name="gr20" draw:text-style-name="P1" draw:layer="layout" svg:width="1.979cm" svg:height="4.311cm" svg:x="24.058cm" svg:y="19.658cm" svg:viewBox="0 0 1980 4312" svg:d="M1980 0c-344 502-724 1121-1032 1782-351 754-682 1692-948 2530">
          <text:p/>
        </draw:path>
        <draw:polygon draw:style-name="gr11" draw:text-style-name="P8" draw:layer="layout" svg:width="0.413cm" svg:height="0.43cm" svg:x="23.844cm" svg:y="23.844cm" svg:viewBox="0 0 414 431" draw:points="414,271 13,431 0,0">
          <text:p/>
        </draw:polygon>
        <draw:polygon draw:style-name="gr20" draw:text-style-name="P1" draw:layer="layout" svg:width="0.413cm" svg:height="0.43cm" svg:x="23.844cm" svg:y="23.844cm" svg:viewBox="0 0 414 431" draw:points="414,271 13,431 0,0">
          <text:p/>
        </draw:polygon>
        <draw:frame draw:style-name="gr3" draw:text-style-name="P3" draw:layer="layout" svg:width="1.479cm" svg:height="1.094cm" svg:x="22.693cm" svg:y="24.459cm">
          <draw:text-box>
            <text:p text:style-name="P2"><text:span text:style-name="T1">NH</text:span></text:p>
          </draw:text-box>
        </draw:frame>
        <draw:path draw:style-name="gr21" draw:text-style-name="P17" draw:layer="layout" svg:width="2.96cm" svg:height="1.512cm" svg:x="25.998cm" svg:y="27.771cm" svg:viewBox="0 0 2961 1513" svg:d="M2961 756c0-417-663-756-1481-756-817 0-1480 339-1480 756 0 419 663 757 1480 757 818 0 1481-338 1481-757z">
          <text:p/>
        </draw:path>
        <draw:path draw:style-name="gr22" draw:text-style-name="P15" draw:layer="layout" svg:width="2.96cm" svg:height="1.512cm" svg:x="25.998cm" svg:y="27.771cm" svg:viewBox="0 0 2961 1513" svg:d="M2961 756c0-417-663-756-1481-756-817 0-1480 339-1480 756 0 419 663 757 1480 757 818 0 1481-338 1481-757z">
          <text:p/>
        </draw:path>
        <draw:frame draw:style-name="gr23" draw:text-style-name="P16" draw:layer="layout" svg:width="2.801cm" svg:height="1.195cm" svg:x="23.685cm" svg:y="21.474cm">
          <draw:text-box>
            <text:p text:style-name="P2"><text:span text:style-name="T11"><text:s/></text:span><text:span text:style-name="T3">57.6%</text:span></text:p>
          </draw:text-box>
        </draw:frame>
        <draw:path draw:style-name="gr24" draw:text-style-name="P1" draw:layer="layout" svg:width="0.47cm" svg:height="7.506cm" svg:x="26.92cm" svg:y="19.912cm" svg:viewBox="0 0 471 7507" svg:d="M0 0c21 294 44 616 64 912 154 2295 312 4958 407 6595">
          <text:p/>
        </draw:path>
        <draw:polygon draw:style-name="gr11" draw:text-style-name="P8" draw:layer="layout" svg:width="0.553cm" svg:height="0.375cm" svg:x="27.114cm" svg:y="27.401cm" svg:viewBox="0 0 554 376" draw:points="554,0 307,376 0,46">
          <text:p/>
        </draw:polygon>
        <draw:polygon draw:style-name="gr24" draw:text-style-name="P1" draw:layer="layout" svg:width="0.553cm" svg:height="0.375cm" svg:x="27.114cm" svg:y="27.401cm" svg:viewBox="0 0 554 376" draw:points="554,0 307,376 0,46">
          <text:p/>
        </draw:polygon>
        <draw:frame draw:style-name="gr25" draw:text-style-name="P18" draw:layer="layout" svg:width="2.246cm" svg:height="1.094cm" svg:x="26.38cm" svg:y="28.015cm">
          <draw:text-box>
            <text:p text:style-name="P2"><text:span text:style-name="T12">HNO</text:span></text:p>
          </draw:text-box>
        </draw:frame>
        <draw:path draw:style-name="gr2" draw:text-style-name="P1" draw:layer="layout" svg:width="2.045cm" svg:height="1.512cm" svg:x="3.412cm" svg:y="0.144cm" svg:viewBox="0 0 2046 1513" svg:d="M2046 757c0-419-459-757-1023-757-565 0-1023 338-1023 757 0 417 458 756 1023 756 564 0 1023-339 1023-756z">
          <text:p/>
        </draw:path>
        <draw:frame draw:style-name="gr26" draw:text-style-name="P11" draw:layer="layout" svg:width="2.801cm" svg:height="1.094cm" svg:x="25.6cm" svg:y="24.478cm">
          <draw:text-box>
            <text:p text:style-name="P2"><text:span text:style-name="T3"><text:s/></text:span><text:span text:style-name="T3">66.8%</text:span></text:p>
          </draw:text-box>
        </draw:frame>
        <draw:path draw:style-name="gr18" draw:text-style-name="P15" draw:layer="layout" svg:width="1.905cm" svg:height="1.512cm" svg:x="14.602cm" svg:y="27.771cm" svg:viewBox="0 0 1906 1513" svg:d="M1906 756c0-417-428-756-954-756s-952 339-952 756c0 419 426 757 952 757s954-338 954-757z">
          <text:p/>
        </draw:path>
        <draw:path draw:style-name="gr2" draw:text-style-name="P1" draw:layer="layout" svg:width="1.905cm" svg:height="1.512cm" svg:x="14.602cm" svg:y="27.771cm" svg:viewBox="0 0 1906 1513" svg:d="M1906 756c0-417-428-756-954-756s-952 339-952 756c0 419 426 757 952 757s954-338 954-757z">
          <text:p/>
        </draw:path>
        <draw:frame draw:style-name="gr27" draw:text-style-name="P19" draw:layer="layout" svg:width="1.208cm" svg:height="1.094cm" svg:x="3.84cm" svg:y="0.364cm">
          <draw:text-box>
            <text:p text:style-name="P2"><text:span text:style-name="T13">N</text:span><text:span text:style-name="T14">2</text:span></text:p>
          </draw:text-box>
        </draw:frame>
        <draw:path draw:style-name="gr28" draw:text-style-name="P1" draw:layer="layout" svg:width="9.381cm" svg:height="26.326cm" svg:x="4.882cm" svg:y="1.586cm" svg:viewBox="0 0 9382 26327" svg:d="M0 0c132 229 268 491 364 746 364 960 494 1234 494 2271v19789c0 1911 5863 3085 8524 3521">
          <text:p/>
        </draw:path>
        <draw:polygon draw:style-name="gr11" draw:text-style-name="P8" draw:layer="layout" svg:width="0.372cm" svg:height="0.305cm" svg:x="14.242cm" svg:y="27.861cm" svg:viewBox="0 0 373 306" draw:points="47,0 373,206 0,306">
          <text:p/>
        </draw:polygon>
        <draw:polygon draw:style-name="gr28" draw:text-style-name="P1" draw:layer="layout" svg:width="0.372cm" svg:height="0.305cm" draw:transform="rotate (-0.188495559215389) translate (14.2739639124961cm 27.8288571261256cm)" svg:viewBox="0 0 373 306" draw:points="47,0 373,206 0,306">
          <text:p/>
        </draw:polygon>
        <draw:frame draw:style-name="gr29" draw:text-style-name="P20" draw:layer="layout" svg:width="0.713cm" svg:height="0.988cm" svg:x="15.18cm" svg:y="28.196cm">
          <draw:text-box>
            <text:p text:style-name="P2"><text:span text:style-name="T15">N</text:span></text:p>
          </draw:text-box>
        </draw:frame>
        <draw:path draw:style-name="gr2" draw:text-style-name="P1" draw:layer="layout" svg:width="2.959cm" svg:height="1.512cm" svg:x="1.488cm" svg:y="9.113cm" svg:viewBox="0 0 2960 1513" svg:d="M2960 756c0-417-662-756-1480-756-817 0-1480 339-1480 756 0 419 663 757 1480 757 818 0 1480-338 1480-757z">
          <text:p/>
        </draw:path>
        <draw:frame draw:style-name="gr23" draw:text-style-name="P21" draw:layer="layout" svg:width="2.801cm" svg:height="1.195cm" svg:x="4.456cm" svg:y="13.363cm">
          <draw:text-box>
            <text:p text:style-name="P2"><text:span text:style-name="T16"><text:s/></text:span><text:span text:style-name="T8">26.7%</text:span></text:p>
          </draw:text-box>
        </draw:frame>
        <draw:path draw:style-name="gr4" draw:text-style-name="P1" draw:layer="layout" svg:width="1.013cm" svg:height="7.115cm" svg:x="2.779cm" svg:y="1.493cm" svg:viewBox="0 0 1014 7116" svg:d="M1014 0c-214 400-431 894-557 1419-434 1820-483 4102-448 5697">
          <text:p/>
        </draw:path>
        <draw:polygon draw:style-name="gr11" draw:text-style-name="P8" draw:layer="layout" svg:width="0.74cm" svg:height="0.372cm" svg:x="2.503cm" svg:y="8.736cm" svg:viewBox="0 0 741 373" draw:points="741,0 390,373 0,40">
          <text:p/>
        </draw:polygon>
        <draw:polygon draw:style-name="gr4" draw:text-style-name="P1" draw:layer="layout" svg:width="0.74cm" svg:height="0.372cm" svg:x="2.503cm" svg:y="8.736cm" svg:viewBox="0 0 741 373" draw:points="741,0 390,373 0,40">
          <text:p/>
        </draw:polygon>
        <draw:frame draw:style-name="gr30" draw:text-style-name="P7" draw:layer="layout" svg:width="2.136cm" svg:height="1.094cm" svg:x="1.964cm" svg:y="9.32cm">
          <draw:text-box>
            <text:p text:style-name="P2"><text:span text:style-name="T4">NCN</text:span></text:p>
          </draw:text-box>
        </draw:frame>
        <draw:path draw:style-name="gr31" draw:text-style-name="P1" draw:layer="layout" svg:width="4.197cm" svg:height="2.319cm" svg:x="15.49cm" svg:y="29.276cm" svg:viewBox="0 0 4198 2320" svg:d="M0 0c-1 386 86 871 464 1191 934 790 2524 1051 3734 1129">
          <text:p/>
        </draw:path>
        <draw:polygon draw:style-name="gr11" draw:text-style-name="P8" draw:layer="layout" svg:width="0.36cm" svg:height="0.246cm" svg:x="19.454cm" svg:y="31.4cm" svg:viewBox="0 0 361 247" draw:points="17,0 361,147 0,247">
          <text:p/>
        </draw:polygon>
        <draw:polygon draw:style-name="gr31" draw:text-style-name="P1" draw:layer="layout" svg:width="0.36cm" svg:height="0.246cm" svg:x="19.454cm" svg:y="31.4cm" svg:viewBox="0 0 361 247" draw:points="17,0 361,147 0,247">
          <text:p/>
        </draw:polygon>
        <draw:frame draw:style-name="gr23" draw:text-style-name="P21" draw:layer="layout" svg:width="2.801cm" svg:height="1.195cm" svg:x="1.88cm" svg:y="4.9cm">
          <draw:text-box>
            <text:p text:style-name="P2"><text:span text:style-name="T16"><text:s/></text:span><text:span text:style-name="T8">97.6%</text:span></text:p>
          </draw:text-box>
        </draw:frame>
        <draw:path draw:style-name="gr6" draw:text-style-name="P1" draw:layer="layout" svg:width="11.484cm" svg:height="18.16cm" svg:x="2.741cm" svg:y="10.641cm" svg:viewBox="0 0 11485 18161" svg:d="M99 0c-42 737-99 1940-99 2979v11936c0 1396 1170 1466 2505 2033 1582 669 6574 1060 8980 1213">
          <text:p/>
        </draw:path>
        <draw:polygon draw:style-name="gr11" draw:text-style-name="P8" draw:layer="layout" svg:width="0.36cm" svg:height="0.246cm" svg:x="14.234cm" svg:y="28.63cm" svg:viewBox="0 0 361 247" draw:points="16,0 361,147 0,247">
          <text:p/>
        </draw:polygon>
        <draw:polygon draw:style-name="gr6" draw:text-style-name="P1" draw:layer="layout" svg:width="0.36cm" svg:height="0.246cm" svg:x="14.234cm" svg:y="28.623cm" svg:viewBox="0 0 361 247" draw:points="16,0 361,147 0,247">
          <text:p/>
        </draw:polygon>
        <draw:frame draw:style-name="gr32" draw:text-style-name="P11" draw:layer="layout" svg:width="2.305cm" svg:height="1.094cm" svg:x="14.913cm" svg:y="30.094cm">
          <draw:text-box>
            <text:p text:style-name="P2"><text:span text:style-name="T3"><text:s/></text:span><text:span text:style-name="T3">5.5%</text:span></text:p>
          </draw:text-box>
        </draw:frame>
        <draw:path draw:style-name="gr33" draw:text-style-name="P12" draw:layer="layout" svg:width="2.959cm" svg:height="1.512cm" svg:x="18.425cm" svg:y="0.144cm" svg:viewBox="0 0 2960 1513" svg:d="M2960 757c0-419-663-757-1480-757-818 0-1480 338-1480 757 0 417 662 756 1480 756 817 0 1480-339 1480-756z">
          <text:p/>
        </draw:path>
        <draw:path draw:style-name="gr2" draw:text-style-name="P1" draw:layer="layout" svg:width="2.959cm" svg:height="1.512cm" svg:x="18.425cm" svg:y="0.144cm" svg:viewBox="0 0 2960 1513" svg:d="M2960 757c0-419-663-757-1480-757-818 0-1480 338-1480 757 0 417 662 756 1480 756 817 0 1480-339 1480-756z">
          <text:p/>
        </draw:path>
        <draw:frame draw:style-name="gr26" draw:text-style-name="P10" draw:layer="layout" svg:width="2.801cm" svg:height="1.094cm" svg:x="1.736cm" svg:y="17.401cm">
          <draw:text-box>
            <text:p text:style-name="P2"><text:span text:style-name="T8"><text:s/></text:span><text:span text:style-name="T8">15.8%</text:span></text:p>
          </draw:text-box>
        </draw:frame>
        <draw:path draw:style-name="gr6" draw:text-style-name="P1" draw:layer="layout" svg:width="2.539cm" svg:height="22.478cm" svg:x="20.958cm" svg:y="1.497cm" svg:viewBox="0 0 2540 22479" svg:d="M0 0c1058 587 2540 1699 2540 3338v16497c0 886-9 1888-17 2644">
          <text:p/>
        </draw:path>
        <draw:polygon draw:style-name="gr11" draw:text-style-name="P8" draw:layer="layout" svg:width="0.247cm" svg:height="0.355cm" svg:x="23.349cm" svg:y="23.876cm" svg:viewBox="0 0 248 356" draw:points="248,5 119,356 0,0">
          <text:p/>
        </draw:polygon>
        <draw:polygon draw:style-name="gr6" draw:text-style-name="P1" draw:layer="layout" svg:width="0.247cm" svg:height="0.355cm" svg:x="23.349cm" svg:y="23.876cm" svg:viewBox="0 0 248 356" draw:points="248,5 119,356 0,0">
          <text:p/>
        </draw:polygon>
        <draw:frame draw:style-name="gr34" draw:text-style-name="P7" draw:layer="layout" svg:width="2.191cm" svg:height="1.094cm" svg:x="18.799cm" svg:y="0.381cm">
          <draw:text-box>
            <text:p text:style-name="P2"><text:span text:style-name="T4">HCN</text:span></text:p>
          </draw:text-box>
        </draw:frame>
        <draw:path draw:style-name="gr2" draw:text-style-name="P1" draw:layer="layout" svg:width="2.558cm" svg:height="1.512cm" svg:x="10.309cm" svg:y="19.594cm" svg:viewBox="0 0 2559 1513" svg:d="M2559 756c0-418-572-756-1279-756-708 0-1280 338-1280 756s572 757 1280 757c707 0 1279-339 1279-757z">
          <text:p/>
        </draw:path>
        <draw:frame draw:style-name="gr23" draw:text-style-name="P16" draw:layer="layout" svg:width="2.801cm" svg:height="1.195cm" svg:x="22.454cm" svg:y="12.012cm">
          <draw:text-box>
            <text:p text:style-name="P2"><text:span text:style-name="T11"><text:s/></text:span><text:span text:style-name="T3">14.5%</text:span></text:p>
          </draw:text-box>
        </draw:frame>
        <draw:path draw:style-name="gr31" draw:text-style-name="P1" draw:layer="layout" svg:width="3.914cm" svg:height="18.54cm" draw:transform="skewX (0.143989663289532) translate (15.7727441634173cm 1.62444720636982cm)" svg:viewBox="0 0 3915 18541" svg:d="M3915 0c-813 956-1873 2479-1873 3907v11063c1 1308-1064 2633-2042 3571">
          <text:p/>
        </draw:path>
        <draw:polygon draw:style-name="gr31" draw:text-style-name="P1" draw:layer="layout" svg:width="0.306cm" svg:height="0.359cm" draw:transform="rotate (-0.436157780073384) translate (13.0503664387488cm 19.9402149324363cm)" svg:viewBox="0 0 307 360" draw:points="307,145 0,360 106,0">
          <text:p/>
        </draw:polygon>
        <draw:frame draw:style-name="gr35" draw:text-style-name="P7" draw:layer="layout" svg:width="1.424cm" svg:height="1.094cm" svg:x="10.894cm" svg:y="19.782cm">
          <draw:text-box>
            <text:p text:style-name="P2"><text:span text:style-name="T4">CN</text:span></text:p>
          </draw:text-box>
        </draw:frame>
        <draw:path draw:style-name="gr18" draw:text-style-name="P15" draw:layer="layout" svg:width="2.959cm" svg:height="1.512cm" svg:x="17.673cm" svg:y="20.686cm" svg:viewBox="0 0 2960 1513" svg:d="M2960 757c0-418-662-757-1480-757-817 0-1480 339-1480 757 0 417 663 756 1480 756 818 0 1480-339 1480-756z">
          <text:p/>
        </draw:path>
        <draw:path draw:style-name="gr2" draw:text-style-name="P1" draw:layer="layout" svg:width="2.959cm" svg:height="1.512cm" svg:x="17.673cm" svg:y="20.686cm" svg:viewBox="0 0 2960 1513" svg:d="M2960 757c0-418-662-757-1480-757-817 0-1480 339-1480 757 0 417 663 756 1480 756 818 0 1480-339 1480-756z">
          <text:p/>
        </draw:path>
        <draw:frame draw:style-name="gr32" draw:text-style-name="P11" draw:layer="layout" svg:width="2.305cm" svg:height="1.094cm" svg:x="15.116cm" svg:y="12.292cm">
          <draw:text-box>
            <text:p text:style-name="P2"><text:span text:style-name="T3"><text:s/></text:span><text:span text:style-name="T3">2.8%</text:span></text:p>
          </draw:text-box>
        </draw:frame>
        <draw:path draw:style-name="gr24" draw:text-style-name="P1" draw:layer="layout" svg:width="0.622cm" svg:height="18.722cm" svg:x="20.223cm" svg:y="1.624cm" svg:viewBox="0 0 623 18723" svg:d="M209 0c179 758 414 1964 414 3102v12725c0 1136-326 2180-623 2896">
          <text:p/>
        </draw:path>
        <draw:polygon draw:style-name="gr11" draw:text-style-name="P8" draw:layer="layout" svg:width="0.447cm" svg:height="0.444cm" svg:x="19.925cm" svg:y="20.346cm" svg:viewBox="0 0 448 445" draw:points="448,404 0,445 65,0">
          <text:p/>
        </draw:polygon>
        <draw:polygon draw:style-name="gr24" draw:text-style-name="P1" draw:layer="layout" svg:width="0.447cm" svg:height="0.444cm" draw:transform="rotate (0.263370184125944) translate (19.9749293579187cm 20.2119702491537cm)" svg:viewBox="0 0 448 445" draw:points="448,404 0,445 65,0">
          <text:p/>
        </draw:polygon>
        <draw:frame draw:style-name="gr34" draw:text-style-name="P3" draw:layer="layout" svg:width="2.191cm" svg:height="1.094cm" svg:x="18.178cm" svg:y="20.905cm">
          <draw:text-box>
            <text:p text:style-name="P2"><text:span text:style-name="T1">NCO</text:span></text:p>
          </draw:text-box>
        </draw:frame>
        <draw:path draw:style-name="gr6" draw:text-style-name="P1" draw:layer="layout" svg:width="2.063cm" svg:height="5.307cm" svg:x="21.25cm" svg:y="25.727cm" svg:viewBox="0 0 2064 5308" svg:d="M2064 0c-93 419-226 954-386 1418-478 1384-1195 2916-1678 3890">
          <text:p/>
        </draw:path>
        <draw:polygon draw:style-name="gr11" draw:text-style-name="P8" draw:layer="layout" svg:width="0.268cm" svg:height="0.371cm" svg:x="21.091cm" svg:y="30.983cm" svg:viewBox="0 0 269 372" draw:points="269,110 0,372 47,0">
          <text:p/>
        </draw:polygon>
        <draw:polygon draw:style-name="gr6" draw:text-style-name="P1" draw:layer="layout" svg:width="0.268cm" svg:height="0.371cm" svg:x="21.091cm" svg:y="30.983cm" svg:viewBox="0 0 269 372" draw:points="269,110 0,372 47,0">
          <text:p/>
        </draw:polygon>
        <draw:frame draw:style-name="gr23" draw:text-style-name="P16" draw:layer="layout" svg:width="2.801cm" svg:height="1.195cm" svg:x="19.914cm" svg:y="10.26cm">
          <draw:text-box>
            <text:p text:style-name="P2"><text:span text:style-name="T11"><text:s/></text:span><text:span text:style-name="T3">63.4%</text:span></text:p>
          </draw:text-box>
        </draw:frame>
        <draw:path draw:style-name="gr36" draw:text-style-name="P1" draw:layer="layout" svg:width="5.695cm" svg:height="2.85cm" svg:x="16.844cm" svg:y="25.43cm" svg:viewBox="0 0 5696 2851" svg:d="M5696 0c-499 242-1117 572-1623 939-404 292-379 525-811 776-1017 589-2313 940-3262 1136">
          <text:p/>
        </draw:path>
        <draw:polygon draw:style-name="gr11" draw:text-style-name="P8" draw:layer="layout" svg:width="0.388cm" svg:height="0.424cm" svg:x="16.486cm" svg:y="28.07cm" svg:viewBox="0 0 389 425" draw:points="389,425 0,280 305,0">
          <text:p/>
        </draw:polygon>
        <draw:polygon draw:style-name="gr36" draw:text-style-name="P1" draw:layer="layout" svg:width="0.388cm" svg:height="0.424cm" svg:x="16.486cm" svg:y="28.07cm" svg:viewBox="0 0 389 425" draw:points="389,425 0,280 305,0">
          <text:p/>
        </draw:polygon>
        <draw:frame draw:style-name="gr26" draw:text-style-name="P11" draw:layer="layout" svg:width="2.801cm" svg:height="1.094cm" svg:x="21.301cm" svg:y="28.115cm">
          <draw:text-box>
            <text:p text:style-name="P2"><text:span text:style-name="T3"><text:s/></text:span><text:span text:style-name="T3">11.4%</text:span></text:p>
          </draw:text-box>
        </draw:frame>
        <draw:path draw:style-name="gr28" draw:text-style-name="P1" draw:layer="layout" svg:width="2.214cm" svg:height="2.169cm" svg:x="23.827cm" svg:y="25.694cm" svg:viewBox="0 0 2215 2170" svg:d="M0 0c273 452 677 1036 1146 1451 315 278 699 520 1069 719">
          <text:p/>
        </draw:path>
        <draw:polygon draw:style-name="gr11" draw:text-style-name="P8" draw:layer="layout" svg:width="0.384cm" svg:height="0.298cm" svg:x="25.977cm" svg:y="27.729cm" svg:viewBox="0 0 385 299" draw:points="140,0 385,299 0,275">
          <text:p/>
        </draw:polygon>
        <draw:polygon draw:style-name="gr28" draw:text-style-name="P1" draw:layer="layout" svg:width="0.384cm" svg:height="0.298cm" svg:x="25.977cm" svg:y="27.729cm" svg:viewBox="0 0 385 299" draw:points="140,0 385,299 0,275">
          <text:p/>
        </draw:polygon>
        <draw:frame draw:style-name="gr8" draw:text-style-name="P11" draw:layer="layout" svg:width="2.801cm" svg:height="1.094cm" svg:x="19.396cm" svg:y="26.296cm">
          <draw:text-box>
            <text:p text:style-name="P2"><text:span text:style-name="T3"><text:s/></text:span><text:span text:style-name="T3">40.4%</text:span></text:p>
          </draw:text-box>
        </draw:frame>
        <draw:path draw:style-name="gr6" draw:text-style-name="P1" draw:layer="layout" svg:width="2.679cm" svg:height="7.458cm" draw:transform="skewX (-0.50789081233035) rotate (0.315380995835375) translate (8.50426879020977cm 21.8875022821198cm)" svg:viewBox="0 0 2680 7459" svg:d="M2680 0c-698 803-1871 2274-2322 3557-472 1354-385 2931-255 3902">
          <text:p/>
        </draw:path>
        <draw:polygon draw:style-name="gr6" draw:text-style-name="P1" draw:layer="layout" svg:width="0.247cm" svg:height="0.358cm" draw:transform="rotate (0.805993048570981) translate (14.6908472175288cm 27.6472540394636cm)" svg:viewBox="0 0 248 359" draw:points="248,0 140,359 0,11">
          <text:p/>
        </draw:polygon>
        <draw:frame draw:style-name="gr26" draw:text-style-name="P11" draw:layer="layout" svg:width="2.801cm" svg:height="1.094cm" svg:x="23.541cm" svg:y="26.493cm">
          <draw:text-box>
            <text:p text:style-name="P2"><text:span text:style-name="T3"><text:s/></text:span><text:span text:style-name="T3">25.7%</text:span></text:p>
          </draw:text-box>
        </draw:frame>
        <draw:path draw:style-name="gr28" draw:text-style-name="P1" draw:layer="layout" svg:width="4.812cm" svg:height="1.078cm" draw:transform="skewX (-0.0513126800086333) rotate (0.100705497840073) translate (12.5763025137197cm 20.7251116285632cm)" svg:viewBox="0 0 4813 1079" svg:d="M0 0c1361 306 3259 732 4813 1079">
          <text:p/>
        </draw:path>
        <draw:polygon draw:style-name="gr28" draw:text-style-name="P1" draw:layer="layout" svg:width="0.306cm" svg:height="0.383cm" draw:transform="rotate (0.988729021254787) translate (17.1877459685819cm 21.3563263605196cm)" svg:viewBox="0 0 307 384" draw:points="270,0 307,384 0,150">
          <text:p/>
        </draw:polygon>
        <draw:frame draw:style-name="gr26" draw:text-style-name="P11" draw:layer="layout" svg:width="2.801cm" svg:height="1.094cm" svg:x="10.671cm" svg:y="23.878cm">
          <draw:text-box>
            <text:p text:style-name="P2"><text:span text:style-name="T3"><text:s/></text:span><text:span text:style-name="T3">11.8%</text:span></text:p>
          </draw:text-box>
        </draw:frame>
        <draw:path draw:style-name="gr6" draw:text-style-name="P1" draw:layer="layout" svg:width="2.246cm" svg:height="8.917cm" svg:x="17.769cm" svg:y="22.187cm" svg:viewBox="0 0 2247 8918" svg:d="M550 0c-326 1086-824 3217-363 4958 397 1500 1375 3021 2060 3960">
          <text:p/>
        </draw:path>
        <draw:polygon draw:style-name="gr11" draw:text-style-name="P8" draw:layer="layout" svg:width="0.31cm" svg:height="0.357cm" svg:x="19.913cm" svg:y="31.031cm" svg:viewBox="0 0 311 358" draw:points="199,0 311,358 0,148">
          <text:p/>
        </draw:polygon>
        <draw:polygon draw:style-name="gr6" draw:text-style-name="P22" draw:layer="layout" svg:width="0.31cm" svg:height="0.357cm" svg:x="19.913cm" svg:y="31.031cm" svg:viewBox="0 0 311 358" draw:points="199,0 311,358 0,148">
          <text:p/>
        </draw:polygon>
        <draw:frame draw:style-name="gr37" draw:text-style-name="P11" draw:layer="layout" svg:width="2.801cm" svg:height="1.397cm" svg:x="13.673cm" svg:y="20.42cm">
          <draw:text-box>
            <text:p text:style-name="P2"><text:span text:style-name="T3"><text:s/></text:span><text:span text:style-name="T3">27.2%</text:span></text:p>
          </draw:text-box>
        </draw:frame>
        <draw:path draw:style-name="gr28" draw:text-style-name="P1" draw:layer="layout" svg:width="3.04cm" svg:height="2.24cm" svg:x="19.202cm" svg:y="22.114cm" svg:viewBox="0 0 3041 2241" svg:d="M0 0c473 445 1142 1038 1786 1488 392 273 845 535 1255 753">
          <text:p/>
        </draw:path>
        <draw:polygon draw:style-name="gr11" draw:text-style-name="P8" draw:layer="layout" svg:width="0.384cm" svg:height="0.3cm" svg:x="22.176cm" svg:y="24.22cm" svg:viewBox="0 0 385 301" draw:points="143,0 385,301 0,275">
          <text:p/>
        </draw:polygon>
        <draw:polygon draw:style-name="gr28" draw:text-style-name="P1" draw:layer="layout" svg:width="0.384cm" svg:height="0.3cm" svg:x="22.176cm" svg:y="24.22cm" svg:viewBox="0 0 385 301" draw:points="143,0 385,301 0,275">
          <text:p/>
        </draw:polygon>
        <draw:frame draw:style-name="gr26" draw:text-style-name="P11" draw:layer="layout" svg:width="2.801cm" svg:height="1.094cm" svg:x="16.729cm" svg:y="24.521cm">
          <draw:text-box>
            <text:p text:style-name="P2"><text:span text:style-name="T3"><text:s/></text:span><text:span text:style-name="T3">16.1%</text:span></text:p>
          </draw:text-box>
        </draw:frame>
        <draw:path draw:style-name="gr38" draw:text-style-name="P1" draw:layer="layout" svg:width="3.555cm" svg:height="8.127cm" svg:x="14.481cm" svg:y="1.37cm" svg:viewBox="0 0 3556 8128" svg:d="M0 8128c170-261 346-552 488-836 1368-2728 782-4055 2434-6544 180-271 404-525 634-748">
          <text:p/>
        </draw:path>
        <draw:polygon draw:style-name="gr11" draw:text-style-name="P8" draw:layer="layout" svg:width="0.357cm" svg:height="0.311cm" svg:x="18.229cm" svg:y="1.187cm" svg:viewBox="0 0 358 312" draw:points="0,114 358,0 150,312">
          <text:p/>
        </draw:polygon>
        <draw:polygon draw:style-name="gr31" draw:text-style-name="P1" draw:layer="layout" svg:width="0.357cm" svg:height="0.311cm" svg:x="18.129cm" svg:y="1.087cm" svg:viewBox="0 0 358 312" draw:points="0,114 358,0 150,312">
          <text:p/>
        </draw:polygon>
        <draw:path draw:style-name="gr2" draw:text-style-name="P1" draw:layer="layout" svg:width="5.004cm" svg:height="1.512cm" svg:x="6.555cm" svg:y="14.832cm" svg:viewBox="0 0 5005 1513" svg:d="M5005 756c0-418-1120-756-2503-756-1381 0-2502 338-2502 756 0 417 1121 757 2502 757 1383 0 2503-340 2503-757z">
          <text:p/>
        </draw:path>
        <draw:frame draw:style-name="gr26" draw:text-style-name="P11" draw:layer="layout" svg:width="2.801cm" svg:height="1.094cm" svg:x="19.523cm" svg:y="22.81cm">
          <draw:text-box>
            <text:p text:style-name="P2"><text:span text:style-name="T3"><text:s/></text:span><text:span text:style-name="T3">21.3%</text:span></text:p>
          </draw:text-box>
        </draw:frame>
        <draw:path draw:style-name="gr10" draw:text-style-name="P1" draw:layer="layout" svg:width="1.454cm" svg:height="1.898cm" draw:transform="skewX (-0.586779694520493) rotate (-0.871617428445969) translate (8.89280988331693cm 11.1488835724143cm)" svg:viewBox="0 0 1455 1899" svg:d="M0 0c418 548 993 1296 1455 1899">
          <text:p/>
        </draw:path>
        <draw:polygon draw:style-name="gr11" draw:text-style-name="P8" draw:layer="layout" svg:width="0.608cm" svg:height="0.529cm" svg:x="8.919cm" svg:y="14.197cm" svg:viewBox="0 0 609 530" draw:points="609,0 535,530 0,525">
          <text:p/>
        </draw:polygon>
        <draw:polygon draw:style-name="gr10" draw:text-style-name="P1" draw:layer="layout" svg:width="0.608cm" svg:height="0.529cm" draw:transform="rotate (-0.526914901177088) translate (9.09349408502943cm 14.0580717109356cm)" svg:viewBox="0 0 609 530" draw:points="609,0 535,530 0,525">
          <text:p/>
        </draw:polygon>
        <draw:frame draw:style-name="gr39" draw:text-style-name="P7" draw:layer="layout" svg:width="4.379cm" svg:height="1.094cm" svg:x="6.842cm" svg:y="15.013cm">
          <draw:text-box>
            <text:p text:style-name="P2"><text:span text:style-name="T4">CHCHCN</text:span></text:p>
          </draw:text-box>
        </draw:frame>
        <draw:path draw:style-name="gr36" draw:text-style-name="P1" draw:layer="layout" svg:width="4.563cm" svg:height="2.397cm" svg:x="22.031cm" svg:y="29.127cm" svg:viewBox="0 0 4564 2398" svg:d="M4564 0c-718 448-1764 1078-2715 1561-596 302-1275 599-1849 837">
          <text:p/>
        </draw:path>
        <draw:polygon draw:style-name="gr11" draw:text-style-name="P8" draw:layer="layout" svg:width="0.408cm" svg:height="0.4cm" svg:x="21.689cm" svg:y="31.331cm" svg:viewBox="0 0 409 401" draw:points="409,401 0,334 245,0">
          <text:p/>
        </draw:polygon>
        <draw:polygon draw:style-name="gr36" draw:text-style-name="P1" draw:layer="layout" svg:width="0.408cm" svg:height="0.4cm" svg:x="21.689cm" svg:y="31.331cm" svg:viewBox="0 0 409 401" draw:points="409,401 0,334 245,0">
          <text:p/>
        </draw:polygon>
        <draw:frame draw:style-name="gr12" draw:text-style-name="P11" draw:layer="layout" svg:width="3.296cm" svg:height="1.094cm" svg:x="7.623cm" svg:y="12.194cm">
          <draw:text-box>
            <text:p text:style-name="P2"><text:span text:style-name="T3"><text:s/></text:span><text:span text:style-name="T3">100.0%</text:span></text:p>
          </draw:text-box>
        </draw:frame>
        <draw:path draw:style-name="gr4" draw:text-style-name="P1" draw:layer="layout" svg:width="3.095cm" svg:height="0.356cm" draw:transform="skewX (-0.806516647346579) rotate (-1.28508592824343) translate (9.65497454075586cm 16.3556810383428cm)" svg:viewBox="0 0 3096 357" svg:d="M0 0c886 103 2173 251 3096 357">
          <text:p/>
        </draw:path>
        <draw:polygon draw:style-name="gr4" draw:text-style-name="P1" draw:layer="layout" svg:width="0.504cm" svg:height="0.591cm" draw:transform="rotate (-0.423067810683426) translate (10.2460980572343cm 19.0738453695491cm)" svg:viewBox="0 0 505 592" draw:points="447,0 505,509 0,592">
          <text:p/>
        </draw:polygon>
        <draw:frame draw:style-name="gr26" draw:text-style-name="P11" draw:layer="layout" svg:width="2.801cm" svg:height="1.094cm" svg:x="23.46cm" svg:y="29.893cm">
          <draw:text-box>
            <text:p text:style-name="P2"><text:span text:style-name="T3"><text:s/></text:span><text:span text:style-name="T3">44.4%</text:span></text:p>
          </draw:text-box>
        </draw:frame>
        <draw:frame draw:style-name="gr40" draw:text-style-name="P16" draw:layer="layout" svg:width="2.801cm" svg:height="1.197cm" svg:x="8.378cm" svg:y="17.118cm">
          <draw:text-box>
            <text:p text:style-name="P2"><text:span text:style-name="T11"><text:s/></text:span><text:span text:style-name="T17">94.0%</text:span></text:p>
          </draw:text-box>
        </draw:frame>
        <draw:frame draw:style-name="gr26" draw:text-style-name="P16" draw:layer="layout" svg:width="2.801cm" svg:height="1.094cm" svg:x="14.817cm" svg:y="33.909cm">
          <draw:text-box>
            <text:p text:style-name="P2"><text:span text:style-name="T3"><text:s/></text:span><text:span text:style-name="T3">10.2%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hart="urn:oasis:names:tc:opendocument:xmlns:chart:1.0" xmlns:svg="urn:oasis:names:tc:opendocument:xmlns:svg-compatible:1.0" xmlns:draw="urn:oasis:names:tc:opendocument:xmlns:drawing:1.0" xmlns:rpt="http://openoffice.org/2005/report" xmlns:field="urn:openoffice:names:experimental:ooo-ms-interop:xmlns:field:1.0" xmlns:text="urn:oasis:names:tc:opendocument:xmlns:text:1.0" xmlns:style="urn:oasis:names:tc:opendocument:xmlns:style:1.0" xmlns:meta="urn:oasis:names:tc:opendocument:xmlns:meta:1.0" xmlns:xlink="http://www.w3.org/1999/xlink" xmlns:xhtml="http://www.w3.org/1999/xhtml" xmlns:css3t="http://www.w3.org/TR/css3-text/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" svg:font-family="Times"/>
    <style:font-face style:name="DejaVu Sans1" svg:font-family="'DejaVu Sans'" style:font-pitch="variable"/>
    <style:font-face style:name="Liberation Serif" svg:font-family="'Liberation Serif'" style:font-pitch="variable"/>
    <style:font-face style:name="Times1" svg:font-family="Time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28" draw:style="rect" draw:dots1="1" draw:dots1-length="0.317cm" draw:distance="0.31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1cm" fo:margin-left="1.4cm" fo:margin-right="1cm" fo:page-width="29.386cm" fo:page-height="35.6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3-24T13:04:40.078815372</dc:date>
    <meta:editing-duration>PT32M46S</meta:editing-duration>
    <meta:editing-cycles>7</meta:editing-cycles>
    <meta:generator>LibreOffice/6.4.7.2$Linux_X86_64 LibreOffice_project/40$Build-2</meta:generator>
    <meta:document-statistic meta:object-count="138"/>
  </office:meta>
</office:document-meta>
</file>